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8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oal&quot;" style:apply-style-name="goa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3" table:number-columns-repeated="64" table:default-cell-style-name="Default"/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13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Player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Moves 4</text:p>
          </table:table-cell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 table:number-rows-repeated="1048539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666666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5:38:46.870757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07T15:39:18.617397399</dc:date>
    <meta:editing-duration>PT4H26M47S</meta:editing-duration>
    <meta:editing-cycles>10</meta:editing-cycles>
    <meta:generator>LibreOffice/6.3.5.2$Linux_X86_64 LibreOffice_project/30$Build-2</meta:generator>
    <meta:document-statistic meta:table-count="2" meta:cell-count="726" meta:object-count="0"/>
  </office:meta>
</office:document-meta>
</file>